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258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.258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6"/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-color="#ff9900"/>
      <style:paragraph-properties fo:text-align="center"/>
      <style:text-properties style:font-name="Courier New" fo:font-size="10pt" style:font-size-asian="10pt" style:font-size-complex="10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6.702cm" svg:y="2.524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1.103cm" svg:y="2.725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10.466cm" svg:y1="2.524cm" svg:x2="10.483cm" svg:y2="7.653cm">
          <text:p/>
        </draw:line>
        <draw:line draw:style-name="gr3" draw:text-style-name="P3" draw:layer="layout" svg:x1="6.048cm" svg:y1="3.667cm" svg:x2="14.811cm" svg:y2="3.667cm">
          <text:p/>
        </draw:line>
        <draw:custom-shape draw:style-name="gr4" draw:text-style-name="P4" draw:layer="layout" svg:width="3.937cm" svg:height="0.508cm" svg:x="6.275cm" svg:y="4.664cm">
          <text:p text:style-name="P1"><text:span text:style-name="T2">84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37cm" svg:height="0.508cm" svg:x="6.275cm" svg:y="5.464cm">
          <text:p text:style-name="P1"><text:span text:style-name="T2">"Bekka Palmer"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365cm" svg:height="0.696cm" svg:x="3.989cm" svg:y="5.383cm">
          <draw:text-box>
            <text:p><text:span text:style-name="T3">username</text:span></text:p>
          </draw:text-box>
        </draw:frame>
        <draw:frame draw:style-name="gr7" draw:text-style-name="P6" draw:layer="layout" svg:width="2.598cm" svg:height="0.696cm" svg:x="3.765cm" svg:y="4.583cm">
          <draw:text-box>
            <text:p><text:span text:style-name="T3">pin_count</text:span></text:p>
          </draw:text-box>
        </draw:frame>
        <draw:custom-shape draw:style-name="gr5" draw:text-style-name="P5" draw:layer="layout" svg:width="3.937cm" svg:height="0.508cm" svg:x="6.276cm" svg:y="3.922cm">
          <text:p text:style-name="P1"><text:span text:style-name="T2">"Things to Make"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3cm" svg:height="0.696cm" svg:x="3.532cm" svg:y="3.841cm">
          <draw:text-box>
            <text:p><text:span text:style-name="T3">board_name</text:span></text:p>
          </draw:text-box>
        </draw:frame>
        <draw:custom-shape draw:style-name="gr8" draw:text-style-name="P7" draw:layer="layout" svg:width="3.937cm" svg:height="0.508cm" svg:x="6.276cm" svg:y="6.222cm">
          <text:p text:style-name="P1"><text:span text:style-name="T2">2000.97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995cm" svg:height="0.696cm" svg:x="2.366cm" svg:y="6.127cm">
          <draw:text-box>
            <text:p><text:span text:style-name="T3">avg_impressions</text:span></text:p>
          </draw:text-box>
        </draw:frame>
        <draw:custom-shape draw:style-name="gr5" draw:text-style-name="P5" draw:layer="layout" svg:width="3.937cm" svg:height="0.508cm" svg:x="6.277cm" svg:y="6.994cm">
          <text:p text:style-name="P1"><text:span text:style-name="T2">"Pink!"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529cm" svg:height="0.696cm" svg:x="2.833cm" svg:y="6.913cm">
          <draw:text-box>
            <text:p><text:span text:style-name="T3">another_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9:14:11.132579091</meta:creation-date>
    <dc:date>2019-08-28T21:30:41.946657596</dc:date>
    <meta:editing-duration>PT24M8S</meta:editing-duration>
    <meta:editing-cycles>6</meta:editing-cycles>
    <meta:generator>LibreOffice/6.0.7.3$Linux_X86_64 LibreOffice_project/00m0$Build-3</meta:generator>
    <meta:document-statistic meta:object-count="14"/>
  </office:meta>
</office:document-meta>
</file>